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3">
      <style:paragraph-properties fo:margin-left="1in" fo:margin-right="0in" fo:margin-top="0in" fo:margin-bottom="0in" loext:contextual-spacing="false" fo:text-indent="-0.25in" style:auto-text-indent="false"/>
    </style:style>
    <style:style style:name="P28" style:family="paragraph" style:parent-style-name="Standard" style:list-style-name="WWNum3">
      <style:paragraph-properties fo:margin-left="1in" fo:margin-right="0in" fo:margin-top="0in" fo:margin-bottom="0.0429in" loext:contextual-spacing="false" fo:text-indent="-0.25in" style:auto-text-indent="false"/>
    </style:style>
    <style:style style:name="P29" style:family="paragraph" style:parent-style-name="Standard">
      <style:paragraph-properties fo:break-before="auto" fo:break-after="auto"/>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Heading_20_1" style:list-style-name="WWNum2"/>
    <style:style style:name="P33" style:family="paragraph" style:parent-style-name="Heading_20_1" style:list-style-name="WWNum2">
      <style:paragraph-properties fo:break-before="auto" fo:break-after="auto"/>
    </style:style>
    <style:style style:name="P3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weight="bold" style:font-weight-asian="bold"/>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Introducción a Learning Analytics con ejemplos prácticos</text:span><text:span text:style-name="T2"><text:line-break/></text:span><text:span text:style-name="T3">UD 02. Actividades Opcionales PowerBI Desktop</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5">Autor: Sergi García Barea</text:span></text:p>
      <text:p text:style-name="P4"><text:span text:style-name="T5">Actualizado Novime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9">Nomenclatura</text:span></text:p>
      <text:p text:style-name="P10"><text:span text:style-name="T10">A lo largo de este tema se utilizarán distintos símbolos para distinguir elementos importantes dentro del contenido. Estos símbolos son:</text:span></text:p>
      <text:p text:style-name="P11"/>
      <text:p text:style-name="P12"><text:span text:style-name="T16">📖 </text:span><text:span text:style-name="T11">Importante</text:span></text:p>
      <text:p text:style-name="P14"/>
      <text:p text:style-name="P12"><text:span text:style-name="T18">❕</text:span><text:span text:style-name="T12"> </text:span><text:span text:style-name="T11">Atención</text:span></text:p>
      <text:p text:style-name="P14"/>
      <text:p text:style-name="P12"><text:span text:style-name="T13">💬</text:span><text:span text:style-name="T11"> Interesante</text:span></text:p>
      <text:p text:style-name="P1"/>
      <text:p text:style-name="P13"><text:span text:style-name="T17">📕 </text:span><text:span text:style-name="T19">A entregar</text:span></text:p>
      <text:p text:style-name="P15"><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soft-page-break/><text:a xlink:type="simple" xlink:href="#_ge43nvu7ywtj" text:style-name="Index_20_Link" text:visited-style-name="Index_20_Link"><text:span text:style-name="T14">1. Introducción<text:tab/>3</text:span></text:a></text:p>
          <text:p text:style-name="P19"><text:a xlink:type="simple" xlink:href="#_to3o326zbv2w" text:style-name="Index_20_Link" text:visited-style-name="Index_20_Link"><text:span text:style-name="T14">2. Actividad 1 Opcional<text:tab/>3</text:span></text:a></text:p>
        </text:index-body>
      </text:table-of-content>
      <text:p text:style-name="P18"><text:span text:style-name="T21">UD0</text:span><text:span text:style-name="T22">2</text:span><text:span text:style-name="T23">. </text:span><text:span text:style-name="T22">Actividades opcionales PowerBI Desktop</text:span></text:p>
      <text:list xml:id="list3263758771" text:style-name="WWNum2">
        <text:list-item>
          <text:p text:style-name="P33"><text:bookmark text:name="_ge43nvu7ywtj"/>Introducción</text:p>
        </text:list-item>
      </text:list>
      <text:p text:style-name="Standard"><text:span text:style-name="T27">Esta actividad no debe entregarse ni es necesaria para aprobar el curso.</text:span></text:p>
      <text:p text:style-name="P21">En esta unidad vamos a proponer una actividad opcional. Aunque su uso durante el curso será opcional, existe una herramienta gratuita de Microsoft llamada “Power BI Desktop” (no confundir con otras versiones de Power BI que son de pago) que es muy potente e intuitiva para la visualización de datos.</text:p>
      <text:p text:style-name="P21"/>
      <text:p text:style-name="P21">Esta herramienta puede instalarse de manera gratuita en sistemas Windows a través de Microsoft Store <text:a xlink:type="simple" xlink:href="https://apps.microsoft.com/detail/9NTXR16HNW1T?hl=es-ve&amp;gl=VE" text:style-name="ListLabel_20_19" text:visited-style-name="ListLabel_20_19"><text:span text:style-name="T28">https://apps.microsoft.com/detail/9NTXR16HNW1T?hl=es-ve&amp;gl=VE</text:span></text:a></text:p>
      <text:p text:style-name="P21"/>
      <text:p text:style-name="P21">Si tenéis un sistema Linux, la única forma de utilizarla es emulando Windows desde software de virtualización como Virtual Box <text:a xlink:type="simple" xlink:href="https://www.virtualbox.org/" text:style-name="ListLabel_20_19" text:visited-style-name="ListLabel_20_19"><text:span text:style-name="T28">https://www.virtualbox.org/</text:span></text:a>. Se puede obtener una ISO de Windows 10 en la web de Microsoft o en ISOs “custom” de Windows 10 como Tiny 10 (versión reducida de Windows 10) disponible en <text:a xlink:type="simple" xlink:href="https://archive.org/details/tiny-10-23-h2" text:style-name="ListLabel_20_19" text:visited-style-name="ListLabel_20_19"><text:span text:style-name="T28">https://archive.org/details/tiny-10-23-h2</text:span></text:a>.</text:p>
      <text:p text:style-name="P21"/>
      <text:p text:style-name="P21">Aprender a utilizar “Power BI Desktop” está fuera de los contenidos del curso, pero esto no quita que esta herramienta es muy útil para la visualización de datos. La herramienta en sí es bastante intuitiva y existe formación de calidad a lo largo de Internet. Para quien quiera saber más, y formarse sobre ella, recomiendo la siguiente formación:</text:p>
      <text:list xml:id="list2874987702" text:style-name="WWNum3">
        <text:list-item>
          <text:p text:style-name="P22"><text:span text:style-name="T19">[VIDEO] Playlist con curso de Power BI Desktop</text:span></text:p>
          <text:list>
            <text:list-item>
              <text:p text:style-name="P27"><text:a xlink:type="simple" xlink:href="https://www.youtube.com/watch?v=oQ4q2CSXP4M&amp;list=PL2Z95CSZ1N4Hhlv70xz0tdr9od6w_PMTX" text:style-name="ListLabel_20_19" text:visited-style-name="ListLabel_20_19"><text:span text:style-name="T28">https://www.youtube.com/watch?v=oQ4q2CSXP4M&amp;list=PL2Z95CSZ1N4Hhlv70xz0tdr9od6w_PMTX</text:span></text:a></text:p>
            </text:list-item>
          </text:list>
        </text:list-item>
        <text:list-item>
          <text:p text:style-name="P24"><text:span text:style-name="T19">Formación Microsoft sobre Power BI</text:span></text:p>
          <text:list>
            <text:list-item>
              <text:p text:style-name="P28"><text:a xlink:type="simple" xlink:href="https://powerbi.microsoft.com/es-es/learning/" text:style-name="ListLabel_20_19" text:visited-style-name="ListLabel_20_19"><text:span text:style-name="T28">https://powerbi.microsoft.com/es-es/learning/</text:span></text:a></text:p>
            </text:list-item>
          </text:list>
        </text:list-item>
      </text:list>
      <text:list xml:id="list124244134905432" text:continue-list="list3263758771" text:style-name="WWNum2">
        <text:list-item>
          <text:p text:style-name="P32"><text:bookmark text:name="_to3o326zbv2w"/>Actividad 1 Opcional</text:p>
        </text:list-item>
      </text:list>
      <text:p text:style-name="P29">En el aula virtual del curso, tenéis disponible el “dataset” del caso práctico de esta unidad. Utilizando PowerBI Desktop y el “dataset” de la unidad, mostraremos información relacionada con el caso práctico. A continuación, tenéis varios videos donde se detalla la creación del informe:</text:p>
      <text:list xml:id="list3841676651" text:style-name="WWNum1">
        <text:list-item>
          <text:p text:style-name="P23">Video 01 PowerBI Desktop - UD02: <text:a xlink:type="simple" xlink:href="https://youtu.be/Bryfgido2pE" text:style-name="ListLabel_20_19" text:visited-style-name="ListLabel_20_19"><text:span text:style-name="T28">https://youtu.be/Bryfgido2pE</text:span></text:a></text:p>
        </text:list-item>
        <text:list-item>
          <text:p text:style-name="P25">Video 02 PowerBI Desktop - UD02: <text:a xlink:type="simple" xlink:href="https://youtu.be/-eKnw_Gw0pE" text:style-name="ListLabel_20_19" text:visited-style-name="ListLabel_20_19"><text:span text:style-name="T28">https://youtu.be/-eKnw_Gw0pE</text:span></text:a></text:p>
        </text:list-item>
        <text:list-item>
          <text:p text:style-name="P25">Video 03 PowerBI Desktop - UD02: <text:a xlink:type="simple" xlink:href="https://youtu.be/fVVFFFFcAI4" text:style-name="ListLabel_20_19" text:visited-style-name="ListLabel_20_19"><text:span text:style-name="T28">https://youtu.be/fVVFFFFcAI4</text:span></text:a></text:p>
        </text:list-item>
        <text:list-item>
          <text:p text:style-name="P26">Video 04 PowerBI Desktop - UD02: <text:a xlink:type="simple" xlink:href="https://youtu.be/tHCAt78pYZc" text:style-name="ListLabel_20_19" text:visited-style-name="ListLabel_20_19"><text:span text:style-name="T28">https://youtu.be/tHCAt78pYZc</text:span></text:a></text:p>
        </text:list-item>
      </text:list>
      <text:p text:style-name="P29">Intenta reproducir lo realizado en estos videos. Comparte tus resultados, dudas, ampliaciones o sugerencias en el foro de la unidad.</text:p>
      <text:p text:style-name="P30"><text:span text:style-name="T17">📕 </text:span><text:span text:style-name="T19">A entregar: </text:span>al ser una entrega opcional, no debes entregar nada en el curso. No obstante, puedes compartir tus logros, dudas, ampliaciones o sugerencias en el foro de esta un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Actividades opcionales PowerBI Desktop</text:span></text:p>
      </style:header>
      <style:footer>
        <text:p text:style-name="MP2"><text:span text:style-name="MT1">Curso Introducción a Learning Analytics<text:tab/> <text:tab/>UD02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6" meta:word-count="466" meta:character-count="3177" meta:non-whitespace-character-count="2751"/>
    <meta:generator>LibreOfficeDev/6.0.5.2$Linux_X86_64 LibreOffice_project/</meta:generator>
  </office:meta>
</office:document-meta>
</file>